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526000002D0AF5CFC75A470C9F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243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243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Object_20_with_20_no_20_fill_20_and_20_no_20_li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1.06cm" svg:y1="15.396cm" svg:x2="9.171cm" svg:y2="15.396cm">
              <text:p/>
            </draw:line>
            <draw:line draw:style-name="gr2" draw:text-style-name="P1" draw:layer="layout" svg:x1="9.439cm" svg:y1="13.772cm" svg:x2="11.059cm" svg:y2="15.392cm">
              <text:p/>
            </draw:line>
            <draw:frame draw:style-name="gr3" draw:text-style-name="P2" draw:layer="layout" svg:width="3.477cm" svg:height="1.897cm" draw:transform="rotate (0.785398163397448) translate (8.608cm 15.397cm)">
              <draw:image xlink:href="Pictures/1000020100000526000002D0AF5CFC75A470C9F3.png" xlink:type="simple" xlink:show="embed" xlink:actuate="onLoad">
                <text:p/>
              </draw:image>
            </draw:frame>
          </draw:g>
          <draw:frame draw:style-name="gr4" draw:text-style-name="P4" draw:layer="layout" svg:width="0.244cm" svg:height="0.38cm" svg:x="11.111cm" svg:y="15.379cm">
            <draw:text-box>
              <text:p text:style-name="P3"><text:span text:style-name="T1">A</text:span></text:p>
            </draw:text-box>
          </draw:frame>
          <draw:frame draw:style-name="gr4" draw:text-style-name="P4" draw:layer="layout" svg:width="0.246cm" svg:height="0.38cm" svg:x="9.074cm" svg:y="15.453cm">
            <draw:text-box>
              <text:p text:style-name="P3"><text:span text:style-name="T1">B</text:span></text:p>
            </draw:text-box>
          </draw:frame>
          <draw:frame draw:style-name="gr4" draw:text-style-name="P4" draw:layer="layout" svg:width="0.244cm" svg:height="0.38cm" svg:x="9.682cm" svg:y="13.561cm">
            <draw:text-box>
              <text:p text:style-name="P3"><text:span text:style-name="T1">C</text:span></text:p>
            </draw:text-box>
          </draw:frame>
          <draw:line draw:style-name="gr5" draw:text-style-name="P5" draw:layer="layout" svg:x1="9.251cm" svg:y1="15.307cm" svg:x2="9.251cm" svg:y2="15.507cm">
            <text:p/>
          </draw:line>
          <draw:line draw:style-name="gr5" draw:text-style-name="P5" draw:layer="layout" svg:x1="9.683cm" svg:y1="13.899cm" svg:x2="9.561cm" svg:y2="14.05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431" draw:display-name="Dashed (var) 2431" draw:style="rect" draw:dots1="1" draw:dots1-length="0.001cm" draw:dots2="1" draw:dots2-length="0.001cm" draw:distance="0.001cm"/>
    <draw:stroke-dash draw:name="Dashed_20__28_var_29__20_2432" draw:display-name="Dashed (var) 2432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5:55:41.921193624</meta:creation-date>
    <dc:date>2018-02-09T15:55:57.697548056</dc:date>
    <meta:editing-duration>PT16S</meta:editing-duration>
    <meta:editing-cycles>1</meta:editing-cycles>
    <meta:document-statistic meta:object-count="10"/>
    <meta:generator>LibreOffice/6.0.0.3$MacOSX_X86_64 LibreOffice_project/64a0f66915f38c6217de274f0aa8e15618924765</meta:generator>
  </office:meta>
</office:document-meta>
</file>